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tham-Rounded-Bold" svg:font-family="Gotham-Rounded-Bold"/>
    <style:font-face style:name="Gotham-Rounded-Book" svg:font-family="Gotham-Rounded-Book"/>
    <style:font-face style:name="Lohit Devanagari1" svg:font-family="'Lohit Devanagari'"/>
    <style:font-face style:name="Monaco" svg:font-family="Monac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043in" loext:contextual-spacing="false" fo:orphans="2" fo:widows="2" fo:text-indent="0in" style:auto-text-indent="false" fo:padding="0in" fo:border="none"/>
      <style:text-properties fo:font-variant="normal" fo:text-transform="none" fo:color="#505050" style:font-name="Gotham-Rounded-Book" fo:font-size="10.5pt" fo:letter-spacing="normal" fo:font-style="normal" fo:font-weight="normal"/>
    </style:style>
    <style:style style:name="P2" style:family="paragraph" style:parent-style-name="Text_20_body">
      <style:paragraph-properties fo:margin-left="0in" fo:margin-right="0in" fo:margin-top="0in" fo:margin-bottom="0.1043in" loext:contextual-spacing="false" fo:orphans="2" fo:widows="2" fo:text-indent="0in" style:auto-text-indent="false" fo:padding="0in" fo:border="none"/>
    </style:style>
    <style:style style:name="P3" style:family="paragraph" style:parent-style-name="Heading_20_1">
      <style:text-properties fo:font-variant="normal" fo:text-transform="none" fo:color="#3e4e5a" style:font-name="Gotham-Rounded-Bold" fo:font-size="18pt" fo:letter-spacing="normal" fo:font-style="normal" fo:font-weight="bold"/>
    </style:style>
    <style:style style:name="P4"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ffffff" style:font-name="Monaco" fo:font-size="9pt" fo:letter-spacing="normal" fo:font-style="normal" fo:font-weight="normal"/>
    </style:style>
    <style:style style:name="P5" style:family="paragraph" style:parent-style-name="Preformatted_20_Text">
      <loext:graphic-properties draw:fill="solid" draw:fill-color="#0b1022" draw:opacity="100%"/>
      <style:paragraph-properties fo:margin-left="0in" fo:margin-right="0in" fo:margin-top="0in" fo:margin-bottom="0.2083in" loext:contextual-spacing="false" fo:line-height="142%" fo:orphans="2" fo:widows="2" fo:text-indent="0in" style:auto-text-indent="false" fo:background-color="#0b1022" fo:padding="0.1043in" fo:border="0.06pt dashed #dddddd"/>
      <style:text-properties fo:font-variant="normal" fo:text-transform="none" fo:color="#727272" style:font-name="Monaco" fo:font-size="9pt" fo:letter-spacing="normal" fo:font-style="normal" fo:font-weight="normal"/>
    </style:style>
    <style:style style:name="P6" style:family="paragraph" style:parent-style-name="Preformatted_20_Text">
      <loext:graphic-properties draw:fill="solid" draw:fill-color="#0b1022" draw:opacity="100%"/>
      <style:paragraph-properties fo:margin-top="0in" fo:margin-bottom="0.2083in" loext:contextual-spacing="false" fo:line-height="142%" fo:orphans="2" fo:widows="2" fo:background-color="#0b1022" fo:padding="0.1043in" fo:border="0.06pt dashed #dddddd"/>
      <style:text-properties fo:font-variant="normal" fo:text-transform="none" fo:color="#727272" style:font-name="Monaco" fo:font-size="9pt" fo:letter-spacing="normal" fo:font-style="normal" fo:font-weight="normal"/>
    </style:style>
    <style:style style:name="P7" style:family="paragraph" style:parent-style-name="Preformatted_20_Text">
      <loext:graphic-properties draw:fill="solid" draw:fill-color="#0b1022" draw:opacity="100%"/>
      <style:paragraph-properties fo:margin-top="0in" fo:margin-bottom="0.2083in" loext:contextual-spacing="false" fo:line-height="142%" fo:orphans="2" fo:widows="2" fo:background-color="#0b1022" fo:padding="0.1043in" fo:border="0.06pt dashed #dddddd"/>
      <style:text-properties fo:font-variant="normal" fo:text-transform="none" fo:color="#ffffff" style:font-name="Monaco" fo:font-size="9pt" fo:letter-spacing="normal" fo:font-style="normal" fo:font-weight="normal"/>
    </style:style>
    <style:style style:name="T1" style:family="text">
      <style:text-properties fo:color="#3e4e5a" style:font-name="Gotham-Rounded-Bold" fo:font-weight="bold"/>
    </style:style>
    <style:style style:name="T2" style:family="text">
      <style:text-properties fo:font-variant="normal" fo:text-transform="none" fo:color="#3e4e5a" style:font-name="Gotham-Rounded-Bold" fo:font-size="10.5pt" fo:letter-spacing="normal" fo:font-style="normal" fo:font-weight="bold"/>
    </style:style>
    <style:style style:name="T3" style:family="text">
      <style:text-properties fo:font-variant="normal" fo:text-transform="none" fo:color="#505050" style:font-name="Gotham-Rounded-Book" fo:font-size="10.5pt" fo:letter-spacing="normal" fo:font-style="normal" fo:font-weight="normal"/>
    </style:style>
    <style:style style:name="T4" style:family="text">
      <style:text-properties fo:font-variant="normal" fo:text-transform="none" fo:color="#505050" style:font-name="Gotham-Rounded-Book" fo:font-size="10.5pt" fo:letter-spacing="normal" fo:font-style="italic" fo:font-weight="normal"/>
    </style:style>
    <style:style style:name="T5" style:family="text">
      <style:text-properties fo:color="#f926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asic Terminal Commands for Mac/Linux</text:h>
      <text:p text:style-name="P1">To get started, open up your terminal and try the commands below. Note that most of these work well in the Windows command prompt (cmd) as well, and where the commands differ, they are noted. </text:p>
      <text:p text:style-name="P2"><text:span text:style-name="Strong_20_Emphasis"><text:span text:style-name="T2">Present working directory</text:span></text:span></text:p>
      <text:p text:style-name="P4">pwd</text:p>
      <text:p text:style-name="P2"><text:span text:style-name="T3">Use this command any time you are unsure where you are currently in your file structure. </text:span><text:span text:style-name="Emphasis"><text:span text:style-name="T3">pwd</text:span></text:span><text:span text:style-name="T3"> stands for Present Working Directory. For Windows,you may either use </text:span><text:span text:style-name="Emphasis"><text:span text:style-name="T3">pwd</text:span></text:span><text:span text:style-name="T3"> or </text:span><text:span text:style-name="Emphasis"><text:span text:style-name="T3">cd</text:span></text:span><text:span text:style-name="T3">.</text:span></text:p>
      <text:p text:style-name="P2"><text:span text:style-name="Strong_20_Emphasis"><text:span text:style-name="T2">List files</text:span></text:span></text:p>
      <text:p text:style-name="P4">ls</text:p>
      <text:p text:style-name="P2"><text:span text:style-name="T3">Use the </text:span><text:span text:style-name="Emphasis"><text:span text:style-name="T3">ls</text:span></text:span><text:span text:style-name="T3"> command to see all the directories and files that are in your current directory. To clear things up, a directory is just a synonym for a folder. In 'cmd', use the </text:span><text:span text:style-name="Emphasis"><text:span text:style-name="T3">dir</text:span></text:span><text:span text:style-name="T3"> command instead. </text:span></text:p>
      <text:p text:style-name="P2"><text:span text:style-name="Strong_20_Emphasis"><text:span text:style-name="T2">List files (long form)</text:span></text:span></text:p>
      <text:p text:style-name="P4">ls <text:span text:style-name="T5">-</text:span>l</text:p>
      <text:p text:style-name="P2"><text:span text:style-name="T3">Use the '</text:span><text:span text:style-name="Emphasis"><text:span text:style-name="T3">ls -l'</text:span></text:span><text:span text:style-name="T3"> command to see a long form, representation of the directories and files inside your current directory.</text:span></text:p>
      <text:p text:style-name="P2"><text:span text:style-name="T3">You will see some cryptic messages on the side. The '</text:span><text:span text:style-name="T4">drwx</text:span><text:span text:style-name="T3">' thing that you see are just file permissions for that particular directory or file. For example, the first set of</text:span><text:span text:style-name="Emphasis"><text:span text:style-name="T3"> '-'s</text:span></text:span><text:span text:style-name="T3"> that follow the </text:span><text:span text:style-name="T4">'d</text:span><text:span text:style-name="Emphasis"><text:span text:style-name="T3">'</text:span></text:span><text:span text:style-name="T3"> are the permissions allowed for the user. If it says '</text:span><text:span text:style-name="Emphasis"><text:span text:style-name="T3">rwx'</text:span></text:span><text:span text:style-name="T3"> it means the user is allowed to read, write and execute the file. If it just says </text:span><text:span text:style-name="Emphasis"><text:span text:style-name="T3">'r--' </text:span></text:span><text:span text:style-name="T3">means that the user can only read the file. The second set of three </text:span><text:span text:style-name="Emphasis"><text:span text:style-name="T3">'-'s</text:span></text:span><text:span text:style-name="T3">represent the permissions for a group. The last three </text:span><text:span text:style-name="Emphasis"><text:span text:style-name="T3">'-'s</text:span></text:span><text:span text:style-name="T3"> represent the permissions for people who are not the user and are not in the particular group that is allowed. We will have to be changing some of these permissions when we deploy our applications in the cloud. For now, it's important to know that there are different file permissions which can either be read, write, or execute, and these permissions can vary depending on if you are the user, or in the group specified in the listing.</text:span></text:p>
      <text:p text:style-name="P2"><text:span text:style-name="Strong_20_Emphasis"><text:span text:style-name="T2">List all files (long form)</text:span></text:span></text:p>
      <text:p text:style-name="P4">ls <text:span text:style-name="T5">-</text:span>a</text:p>
      <text:p text:style-name="P2"><text:span text:style-name="T3">Use the</text:span><text:span text:style-name="Emphasis"><text:span text:style-name="T3"> 'ls - a'</text:span></text:span><text:span text:style-name="T3"> command to see ALL the files. Linux flavored operating systems hide files that start with a '.' by default. This command will show all the previous files and hidden files if there are any. The files that start with a '.' are often configuration files.</text:span></text:p>
      <text:p text:style-name="P2"><text:soft-page-break/><text:span text:style-name="Strong_20_Emphasis"><text:span text:style-name="T2">Changing to the current directory</text:span></text:span></text:p>
      <text:p text:style-name="P4">cd <text:span text:style-name="T5">.</text:span></text:p>
      <text:p text:style-name="P2"><text:span text:style-name="T3">From the previous command, we saw that</text:span><text:span text:style-name="Emphasis"><text:span text:style-name="T3"> 'ls - a'</text:span></text:span><text:span text:style-name="T3"> will list some interesting file names like '.' and '..' The '.' is reserved to represent the current directory that we are in. If you run the </text:span><text:span text:style-name="Emphasis"><text:span text:style-name="T3">'cd . '</text:span></text:span><text:span text:style-name="T3"> and then run the '</text:span><text:span text:style-name="Emphasis"><text:span text:style-name="T3">pwd</text:span></text:span><text:span text:style-name="T3">' command, you'll see that we didn't move to a different directory. We told the computer to change our directory to our current directory which means don't go anywhere! The </text:span><text:span text:style-name="Emphasis"><text:span text:style-name="T3">cd</text:span></text:span><text:span text:style-name="T3"> command works well in 'cmd' as well. </text:span></text:p>
      <text:p text:style-name="P2"><text:span text:style-name="Strong_20_Emphasis"><text:span text:style-name="T2">Changing to the parent directory</text:span></text:span></text:p>
      <text:p text:style-name="P4">cd <text:span text:style-name="T5">..</text:span></text:p>
      <text:p text:style-name="P2"><text:span text:style-name="T3">Like the </text:span><text:span text:style-name="Emphasis"><text:span text:style-name="T3">'cd . ' </text:span></text:span><text:span text:style-name="T3">command, the '..' is reserved to represent the parent directory of the current folder that we are in. If you run this command and then run the '</text:span><text:span text:style-name="Emphasis"><text:span text:style-name="T3">pwd</text:span></text:span><text:span text:style-name="T3">' command, you'll see that we navigated up one directory(folder) structure. If you feel like the File Structure is starting to resemble the DOM (Document Object Model), it's because they are very similar.</text:span></text:p>
      <text:p text:style-name="P2"><text:span text:style-name="Strong_20_Emphasis"><text:span text:style-name="T2">Changing to the root directory</text:span></text:span></text:p>
      <text:p text:style-name="P4">cd /</text:p>
      <text:p text:style-name="P1">This command will change to the root directory of your computer. From this folder, you can access your application folders.</text:p>
      <text:p text:style-name="P2"><text:span text:style-name="Strong_20_Emphasis"><text:span text:style-name="T2">Changing to any folder</text:span></text:span></text:p>
      <text:p text:style-name="P4">cd folder_name</text:p>
      <text:p text:style-name="P2"><text:span text:style-name="T3">The</text:span><text:span text:style-name="Emphasis"><text:span text:style-name="T3"> 'cd' </text:span></text:span><text:span text:style-name="T3">command followed by a space and name of the folder you want to access will move you into that directory, if it exists. This example would move you into the 'folder_name' directory.</text:span></text:p>
      <text:p text:style-name="P2"><text:span text:style-name="Strong_20_Emphasis"><text:span text:style-name="T2">Making a new folder</text:span></text:span></text:p>
      <text:p text:style-name="P4">mkdir new_directory_name</text:p>
      <text:p text:style-name="P1">This command will make a new directory named 'new_directory_name'. Whatever argument you pass into this command will be the name of your new file. After making the directory, you could run 'cd new_folder_name' to enter into that directory.</text:p>
      <text:p text:style-name="P2"><text:span text:style-name="Strong_20_Emphasis"><text:span text:style-name="T2">Delete an empty directory(folder)</text:span></text:span></text:p>
      <text:p text:style-name="P4">rm directory_name</text:p>
      <text:p text:style-name="P6"><text:soft-page-break/>//or</text:p>
      <text:p text:style-name="P7">rmdir directory_name</text:p>
      <text:p text:style-name="P2"><text:span text:style-name="Strong_20_Emphasis"><text:span text:style-name="T2">Delete a non-empty directory(folder)</text:span></text:span></text:p>
      <text:p text:style-name="P4">rm <text:span text:style-name="T5">-</text:span>rf directory_name</text:p>
      <text:p text:style-name="P2"><text:span text:style-name="T3">If you try to delete a folder with contents inside you will get an error! Our computer wants us to say more explicitly to delete this directory and everything inside of it by passing the</text:span><text:span text:style-name="Emphasis"><text:span text:style-name="T3"> '-rf'</text:span></text:span><text:span text:style-name="T3"> option. </text:span><text:span text:style-name="Strong_20_Emphasis"><text:span text:style-name="T2">Be careful with this command </text:span></text:span><text:span text:style-name="T3">as could it accidentally delete files you didn't intend to delete or delete some config files that you wouldn't want deleted at all! In 'cmd', the command name is </text:span><text:span text:style-name="Emphasis"><text:span text:style-name="T3">del</text:span></text:span><text:span text:style-name="T3">, but the results are the same. </text:span></text:p>
      <text:p text:style-name="P2"><text:span text:style-name="Strong_20_Emphasis"><text:span text:style-name="T2">Creating a new file</text:span></text:span></text:p>
      <text:p text:style-name="P4">touch index<text:span text:style-name="T5">.</text:span>html</text:p>
      <text:p text:style-name="P7">touch style<text:span text:style-name="T5">.</text:span>css</text:p>
      <text:p text:style-name="P2"><text:span text:style-name="T3">The </text:span><text:span text:style-name="Emphasis"><text:span text:style-name="T3">'touch'</text:span></text:span><text:span text:style-name="T3"> command will create a new, empty file with the name and extension type that you specify. You can make any type of file if you provide the extension type. Run the above commands, and then run </text:span><text:span text:style-name="Emphasis"><text:span text:style-name="T3">'ls'</text:span></text:span><text:span text:style-name="T3"> and you will see your new files in the listing.</text:span></text:p>
      <text:p text:style-name="P2"><text:span text:style-name="Strong_20_Emphasis"><text:span text:style-name="T2">Removing a file</text:span></text:span></text:p>
      <text:p text:style-name="P4">rm index<text:span text:style-name="T5">.</text:span>html</text:p>
      <text:p text:style-name="P2"><text:span text:style-name="T3">The </text:span><text:span text:style-name="Emphasis"><text:span text:style-name="T3">'rm'</text:span></text:span><text:span text:style-name="T3"> command removes any file with the filename and extension provided.</text:span></text:p>
      <text:p text:style-name="P2"><text:span text:style-name="Strong_20_Emphasis"><text:span text:style-name="T2">Renaming/Moving a file</text:span></text:span></text:p>
      <text:p text:style-name="P4">mv index<text:span text:style-name="T5">.</text:span>html new_name_index<text:span text:style-name="T5">.</text:span>html</text:p>
      <text:p text:style-name="P7">mv new_name_index<text:span text:style-name="T5">.</text:span>html <text:span text:style-name="T5">..</text:span>/new_name_index<text:span text:style-name="T5">.</text:span>html</text:p>
      <text:p text:style-name="P2"><text:span text:style-name="T3">The</text:span><text:span text:style-name="Emphasis"><text:span text:style-name="T3"> 'mv' </text:span></text:span><text:span text:style-name="T3">command has two uses. First, you can rename a file by first providing the file's name and then providing what you want the file to be renamed to. In the first example, </text:span><text:span text:style-name="Emphasis"><text:span text:style-name="T3">index.html</text:span></text:span><text:span text:style-name="T3"> would be renamed to </text:span><text:span text:style-name="Emphasis"><text:span text:style-name="T3">new_name_index.html</text:span></text:span><text:span text:style-name="T3">. Second, it can be used to move a file to a different folder. In the second example, </text:span><text:span text:style-name="Emphasis"><text:span text:style-name="T3">new_name_index.html </text:span></text:span><text:span text:style-name="T3">would be moved up one directory with the same name. In either case, think of this command as moving a file - into its current directory with a different name or into a different directory with the same or different name.</text:span></text:p>
      <text:p text:style-name="P2"><text:span text:style-name="Strong_20_Emphasis"><text:span text:style-name="T2">Copying a file</text:span></text:span></text:p>
      <text:p text:style-name="P4"><text:soft-page-break/>cp index<text:span text:style-name="T5">.</text:span>html copy<text:span text:style-name="T5">.</text:span>html</text:p>
      <text:p text:style-name="P2"><text:span text:style-name="T3">The </text:span><text:span text:style-name="Emphasis"><text:span text:style-name="T3">'cp</text:span></text:span><text:span text:style-name="T3">' command will copy a file into the current directory with the new name you provided. In the example, say you were in your Desktop directory and you ran the above command. The Desktop directory would now have </text:span><text:span text:style-name="Emphasis"><text:span text:style-name="T3">index.html </text:span></text:span><text:span text:style-name="T3">and </text:span><text:span text:style-name="Emphasis"><text:span text:style-name="T3">copy.html in it.</text:span></text:span></text:p>
      <text:p text:style-name="P2"><text:span text:style-name="Emphasis"><text:span text:style-name="Strong_20_Emphasis"><text:span text:style-name="T2">Copying a directory</text:span></text:span></text:span></text:p>
      <text:p text:style-name="P4">cp <text:span text:style-name="T5">-</text:span>rf directory_name copy_directory_name</text:p>
      <text:p text:style-name="P2"><text:span text:style-name="T3">Copying a directory is similar to a file but we need to pass the </text:span><text:span text:style-name="Emphasis"><text:span text:style-name="T3">'-rf'</text:span></text:span><text:span text:style-name="T3"> option in order to copy all the internal contents of the directory. First provide the name of the directory you want to copy and then the name of the copy.</text:span></text:p>
      <text:p text:style-name="P2"><text:span text:style-name="Strong_20_Emphasis"><text:span text:style-name="T2">Opening current directory in your GUI</text:span></text:span></text:p>
      <text:p text:style-name="P4">open <text:span text:style-name="T5">.</text:span></text:p>
      <text:p text:style-name="P2"><text:span text:style-name="T3">The </text:span><text:span text:style-name="Emphasis"><text:span text:style-name="T3">'open'</text:span></text:span><text:span text:style-name="T3"> command will open your current directory in your GUI (in 'cmd' or command prompt, use "</text:span><text:span text:style-name="Emphasis"><text:span text:style-name="T3">start ."</text:span></text:span><text:span text:style-name="T3"> instead). Likewise, you could open a file inside your directory by running something like "open file_name". *Note* this command will only work on your local machine, but not on your virtual machine in the Cloud when you are deploying.</text:span></text:p>
      <text:p text:style-name="P2"><text:span text:style-name="Strong_20_Emphasis"><text:span text:style-name="T2">Last note</text:span></text:span></text:p>
      <text:p text:style-name="P2"><text:span text:style-name="T3">When you are navigating the terminal on your virtual machine in the Cloud, you may encounter these commands throwing back an error. When that happens, prefix your command with</text:span><text:span text:style-name="Emphasis"><text:span text:style-name="T3"> 'sudo' </text:span></text:span><text:span text:style-name="T3">which tells the computer that you are the Super User.</text:span><text:span text:style-name="Emphasis"><text:span text:style-name="T3"> 'sudo' </text:span></text:span><text:span text:style-name="T3">stands for 'Super User do'. This will become more relevant when we start deploying applications in the cloud, but just know that something like</text:span><text:span text:style-name="Emphasis"><text:span text:style-name="T3">'sudo'</text:span></text:span><text:span text:style-name="T3"> exists. </text:span></text:p>
      <text:p text:style-name="P5">//for example, you can run all the same commands but prefix them with sudo</text:p>
      <text:p text:style-name="P7">sudo mkdir test</text:p>
      <text:p text:style-name="P7">sudo touch index<text:span text:style-name="T5">.</text:span>html</text:p>
      <text:p text:style-name="P7">sudo rm <text:span text:style-name="T5">-</text:span>rf tes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tham-Rounded-Bold" svg:font-family="Gotham-Rounded-Bold"/>
    <style:font-face style:name="Gotham-Rounded-Book" svg:font-family="Gotham-Rounded-Book"/>
    <style:font-face style:name="Lohit Devanagari1" svg:font-family="'Lohit Devanagari'"/>
    <style:font-face style:name="Monaco" svg:font-family="Monac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2:49:12.066386164</meta:creation-date>
    <dc:date>2018-11-14T12:49:54.165714791</dc:date>
    <meta:editing-duration>PT43S</meta:editing-duration>
    <meta:editing-cycles>1</meta:editing-cycles>
    <meta:document-statistic meta:table-count="0" meta:image-count="0" meta:object-count="0" meta:page-count="4" meta:paragraph-count="63" meta:word-count="1173" meta:character-count="6641" meta:non-whitespace-character-count="5527"/>
    <meta:generator>LibreOffice/6.0.6.2$Linux_X86_64 LibreOffice_project/00m0$Build-2</meta:generator>
  </office:meta>
</office:document-meta>
</file>